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054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65 kWh</text:p>
          </table:table-cell>
          <table:table-cell office:value-type="float" office:value="994.01" calcext:value-type="float">
            <text:p>994.01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1.62" calcext:value-type="float">
            <text:p>11.6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73.26" calcext:value-type="float">
            <text:p>1173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68" calcext:value-type="float">
            <text:p>0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70 kWh</text:p>
          </table:table-cell>
          <table:table-cell office:value-type="float" office:value="1026.89" calcext:value-type="float">
            <text:p>1026.89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2-01-2018</text:p>
          </table:table-cell>
          <table:table-cell office:value-type="float" office:value="11.94" calcext:value-type="float">
            <text:p>11.9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06.51" calcext:value-type="float">
            <text:p>1206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05 kWh</text:p>
          </table:table-cell>
          <table:table-cell office:value-type="float" office:value="1276.14" calcext:value-type="float">
            <text:p>1276.1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4.42" calcext:value-type="float">
            <text:p>14.4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56.88" calcext:value-type="float">
            <text:p>1456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74 kWh</text:p>
          </table:table-cell>
          <table:table-cell office:value-type="float" office:value="1047.07" calcext:value-type="float">
            <text:p>1047.0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2.13" calcext:value-type="float">
            <text:p>12.1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24.83" calcext:value-type="float">
            <text:p>1224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88 kWh</text:p>
          </table:table-cell>
          <table:table-cell office:value-type="float" office:value="1143.47" calcext:value-type="float">
            <text:p>1143.47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.08" calcext:value-type="float">
            <text:p>13.0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21.51" calcext:value-type="float">
            <text:p>1321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182 kWh</text:p>
          </table:table-cell>
          <table:table-cell office:value-type="float" office:value="1095.79" calcext:value-type="float">
            <text:p>1095.79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2.6" calcext:value-type="float">
            <text:p>12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72.68" calcext:value-type="float">
            <text:p>1272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198 kWh</text:p>
          </table:table-cell>
          <table:table-cell office:value-type="float" office:value="1205.37" calcext:value-type="float">
            <text:p>1205.3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3.69" calcext:value-type="float">
            <text:p>13.6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82.68" calcext:value-type="float">
            <text:p>1382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81 kWh</text:p>
          </table:table-cell>
          <table:table-cell office:value-type="float" office:value="1079.87" calcext:value-type="float">
            <text:p>1079.8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2.43" calcext:value-type="float">
            <text:p>12.4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55.25" calcext:value-type="float">
            <text:p>1255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200 kWh</text:p>
          </table:table-cell>
          <table:table-cell office:value-type="float" office:value="1194.51" calcext:value-type="float">
            <text:p>1194.51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3.57" calcext:value-type="float">
            <text:p>13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70.35" calcext:value-type="float">
            <text:p>1370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91 kWh</text:p>
          </table:table-cell>
          <table:table-cell office:value-type="float" office:value="1116.66" calcext:value-type="float">
            <text:p>1116.6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2.79" calcext:value-type="float">
            <text:p>12.7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91.92" calcext:value-type="float">
            <text:p>1291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74 kWh</text:p>
          </table:table-cell>
          <table:table-cell office:value-type="float" office:value="995.55" calcext:value-type="float">
            <text:p>995.5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1.57" calcext:value-type="float">
            <text:p>11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8.91" calcext:value-type="float">
            <text:p>1168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73 kWh</text:p>
          </table:table-cell>
          <table:table-cell office:value-type="float" office:value="984.9" calcext:value-type="float">
            <text:p>984.9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1.46" calcext:value-type="float">
            <text:p>11.4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7.51" calcext:value-type="float">
            <text:p>1157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45 kWh</text:p>
          </table:table-cell>
          <table:table-cell office:value-type="float" office:value="788.29" calcext:value-type="float">
            <text:p>788.29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10-02-2017</text:p>
          </table:table-cell>
          <table:table-cell office:value-type="float" office:value="8.92" calcext:value-type="float">
            <text:p>8.9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01.23" calcext:value-type="float">
            <text:p>901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40 kWh</text:p>
          </table:table-cell>
          <table:table-cell office:value-type="float" office:value="752.2" calcext:value-type="float">
            <text:p>752.2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20-02-2017</text:p>
          </table:table-cell>
          <table:table-cell office:value-type="float" office:value="4.36" calcext:value-type="float">
            <text:p>4.36</text:p>
          </table:table-cell>
          <table:table-cell office:value-type="float" office:value="-14.32" calcext:value-type="float">
            <text:p>-14.32</text:p>
          </table:table-cell>
          <table:table-cell office:value-type="float" office:value="-9.26" calcext:value-type="float">
            <text:p>-9.26</text:p>
          </table:table-cell>
          <table:table-cell office:value-type="float" office:value="-396.54" calcext:value-type="float">
            <text:p>-396.54</text:p>
          </table:table-cell>
          <table:table-cell office:value-type="string" calcext:value-type="string">
            <text:p>T-0</text:p>
          </table:table-cell>
          <table:table-cell office:value-type="float" office:value="440.46" calcext:value-type="float">
            <text:p>440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1:32:11.422000000</meta:creation-date>
    <dc:date>2018-03-27T11:37:09.397000000</dc:date>
    <meta:editing-duration>PT4M58S</meta:editing-duration>
    <meta:editing-cycles>1</meta:editing-cycles>
    <meta:document-statistic meta:table-count="1" meta:cell-count="157" meta:object-count="0"/>
    <meta:generator>LibreOffice/5.3.4.2$Windows_x86 LibreOffice_project/f82d347ccc0be322489bf7da61d7e4ad13fe2ff3</meta:generator>
  </office:meta>
</office:document-meta>
</file>